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4eb" officeooo:paragraph-rsid="001a1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53:02.777883817</meta:creation-date>
    <dc:date>2017-10-25T10:53:33.092304737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4.2.8.2$Linux_X86_64 LibreOffice_project/420m0$Build-2</meta:generator>
  </office:meta>
</office:document-meta>
</file>